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Ultrafine_20_Dashed" svg:stroke-color="#000000" draw:fill-color="#35526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Ultrafine_20_Dashed" svg:stroke-color="#000000" draw:fill-color="#ff0000" draw:opacity="50%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dash" draw:stroke-dash="Ultrafine_20_Dashed" svg:stroke-color="#000000" draw:fill-color="#355269" draw:opacity="50%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55269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0000" draw:opacity="50%"/>
      <style:paragraph-properties fo:text-align="center"/>
    </style:style>
    <style:style style:name="P5" style:family="paragraph">
      <loext:graphic-properties draw:fill-color="#355269" draw:opacity="50%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7cm" svg:y1="11.8cm" svg:x2="1.7cm" svg:y2="7.1cm">
          <text:p/>
        </draw:line>
        <draw:line draw:style-name="gr2" draw:text-style-name="P1" draw:layer="layout" svg:x1="1.7cm" svg:y1="11.8cm" svg:x2="7.9cm" svg:y2="11.8cm">
          <text:p/>
        </draw:line>
        <draw:connector draw:style-name="gr3" draw:text-style-name="P1" xml:id="id1" draw:id="id1" draw:layer="layout" draw:type="curve" draw:line-skew="0.598cm" svg:x1="1.903cm" svg:y1="11.774cm" svg:x2="3.454cm" svg:y2="8.6cm" svg:d="M1903 11774c1598 0 823-3174 1551-3174" svg:viewBox="0 0 1552 3175">
          <text:p/>
        </draw:connector>
        <draw:connector draw:style-name="gr3" draw:text-style-name="P1" draw:layer="layout" draw:type="curve" draw:line-skew="-0.703cm" svg:x1="5.2cm" svg:y1="11.799cm" svg:x2="3.454cm" svg:y2="8.6cm" draw:end-shape="id1" draw:end-glue-point="3" svg:d="M5200 11799c-1987 0-1115-3199-1746-3199" svg:viewBox="0 0 1747 3200">
          <text:p/>
        </draw:connector>
        <draw:custom-shape draw:style-name="gr4" draw:text-style-name="P2" draw:layer="layout" svg:width="0.248cm" svg:height="0.235cm" svg:x="3.3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9cm" svg:height="0.235cm" svg:x="2.741cm" svg:y="10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9cm" svg:height="0.235cm" svg:x="4.041cm" svg:y="11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598cm" svg:x1="4.249cm" svg:y1="11.774cm" svg:x2="5.8cm" svg:y2="8.6cm" svg:d="M4249 11774c1598 0 823-3174 1551-3174" svg:viewBox="0 0 1552 3175">
          <text:p/>
        </draw:connector>
        <draw:connector draw:style-name="gr3" draw:text-style-name="P1" draw:layer="layout" draw:type="curve" draw:line-skew="-0.703cm" svg:x1="7.6cm" svg:y1="11.8cm" svg:x2="5.854cm" svg:y2="8.601cm" svg:d="M7600 11800c-1987 0-1115-3199-1746-3199" svg:viewBox="0 0 1747 3200">
          <text:p/>
        </draw:connector>
        <draw:custom-shape draw:style-name="gr4" draw:text-style-name="P2" draw:layer="layout" svg:width="0.248cm" svg:height="0.235cm" svg:x="5.7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9cm" svg:height="0.235cm" svg:x="5.1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9cm" svg:height="0.235cm" svg:x="6.141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9cm" svg:height="0.235cm" svg:x="2.741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9cm" svg:height="0.235cm" svg:x="4.041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48cm" svg:height="0.235cm" svg:x="3.3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9cm" svg:height="0.235cm" svg:x="5.1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9cm" svg:height="0.235cm" svg:x="6.141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48cm" svg:height="0.235cm" svg:x="5.7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5:38:13.037000000</meta:creation-date>
    <dc:date>2021-04-28T01:24:36.328000000</dc:date>
    <meta:editing-duration>PT14M21S</meta:editing-duration>
    <meta:editing-cycles>5</meta:editing-cycles>
    <meta:generator>LibreOffice/6.1.0.3$Windows_X86_64 LibreOffice_project/efb621ed25068d70781dc026f7e9c5187a4decd1</meta:generator>
    <meta:document-statistic meta:object-count="18"/>
  </office:meta>
</office:document-meta>
</file>